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13.555cm" svg:y="7.184cm" svg:viewBox="0 0 1603 1602" draw:points="0,1602 1603,1602 1603,0 0,0">
          <text:p/>
        </draw:polygon>
        <draw:polygon draw:style-name="gr2" draw:text-style-name="P2" draw:layer="layout" svg:width="3.2cm" svg:height="1.601cm" svg:x="15.153cm" svg:y="7.184cm" svg:viewBox="0 0 3201 1602" draw:points="0,1602 3201,1602 3201,0 0,0">
          <text:p/>
        </draw:polygon>
        <draw:polygon draw:style-name="gr2" draw:text-style-name="P2" draw:layer="layout" svg:width="1.602cm" svg:height="1.601cm" svg:x="13.555cm" svg:y="8.782cm" svg:viewBox="0 0 1603 1602" draw:points="0,1602 1603,1602 1603,0 0,0">
          <text:p/>
        </draw:polygon>
        <draw:polygon draw:style-name="gr3" draw:text-style-name="P1" draw:layer="layout" svg:width="1.602cm" svg:height="1.601cm" svg:x="15.153cm" svg:y="8.782cm" svg:viewBox="0 0 1603 1602" draw:points="0,1602 1603,1602 1603,0 0,0">
          <text:p/>
        </draw:polygon>
        <draw:polygon draw:style-name="gr2" draw:text-style-name="P2" draw:layer="layout" svg:width="1.602cm" svg:height="1.601cm" svg:x="16.751cm" svg:y="8.782cm" svg:viewBox="0 0 1603 1602" draw:points="0,1602 1603,1602 1603,0 0,0">
          <text:p/>
        </draw:polygon>
        <draw:polygon draw:style-name="gr2" draw:text-style-name="P2" draw:layer="layout" svg:width="3.2cm" svg:height="1.601cm" svg:x="13.555cm" svg:y="10.38cm" svg:viewBox="0 0 3201 1602" draw:points="0,1602 3201,1602 3201,0 0,0">
          <text:p/>
        </draw:polygon>
        <draw:polygon draw:style-name="gr1" draw:text-style-name="P1" draw:layer="layout" svg:width="1.602cm" svg:height="1.601cm" svg:x="16.751cm" svg:y="10.38cm" svg:viewBox="0 0 1603 1602" draw:points="0,1602 1603,1602 1603,0 0,0">
          <text:p/>
        </draw:polygon>
        <draw:line draw:style-name="gr4" draw:text-style-name="P3" draw:layer="layout" svg:x1="13.555cm" svg:y1="7.187cm" svg:x2="18.356cm" svg:y2="7.187cm">
          <text:p/>
        </draw:line>
        <draw:line draw:style-name="gr4" draw:text-style-name="P3" draw:layer="layout" svg:x1="13.555cm" svg:y1="8.785cm" svg:x2="18.356cm" svg:y2="8.785cm">
          <text:p/>
        </draw:line>
        <draw:line draw:style-name="gr4" draw:text-style-name="P3" draw:layer="layout" svg:x1="13.555cm" svg:y1="10.383cm" svg:x2="18.356cm" svg:y2="10.383cm">
          <text:p/>
        </draw:line>
        <draw:line draw:style-name="gr4" draw:text-style-name="P3" draw:layer="layout" svg:x1="13.555cm" svg:y1="11.985cm" svg:x2="18.356cm" svg:y2="11.985cm">
          <text:p/>
        </draw:line>
        <draw:line draw:style-name="gr4" draw:text-style-name="P3" draw:layer="layout" svg:x1="13.558cm" svg:y1="7.187cm" svg:x2="13.558cm" svg:y2="11.985cm">
          <text:p/>
        </draw:line>
        <draw:line draw:style-name="gr4" draw:text-style-name="P3" draw:layer="layout" svg:x1="15.157cm" svg:y1="7.187cm" svg:x2="15.157cm" svg:y2="11.985cm">
          <text:p/>
        </draw:line>
        <draw:line draw:style-name="gr4" draw:text-style-name="P3" draw:layer="layout" svg:x1="16.755cm" svg:y1="7.187cm" svg:x2="16.755cm" svg:y2="11.985cm">
          <text:p/>
        </draw:line>
        <draw:line draw:style-name="gr4" draw:text-style-name="P3" draw:layer="layout" svg:x1="18.356cm" svg:y1="7.187cm" svg:x2="18.356cm" svg:y2="11.985cm">
          <text:p/>
        </draw:line>
        <draw:frame draw:style-name="gr5" draw:text-style-name="P5" draw:layer="layout" svg:width="1.111cm" svg:height="0.462cm" svg:x="23.319cm" svg:y="25.496cm">
          <draw:text-box>
            <text:p text:style-name="P4"><text:span text:style-name="T1">Page 1</text:span></text:p>
          </draw:text-box>
        </draw:frame>
        <draw:frame draw:style-name="gr6" draw:text-style-name="P6" draw:layer="layout" svg:width="3.355cm" svg:height="0.568cm" svg:x="14.392cm" svg:y="5.81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23cm" svg:height="0.462cm" svg:x="13.739cm" svg:y="6.611cm">
          <draw:text-box>
            <text:p text:style-name="P4"><text:span text:style-name="T1">Positive</text:span></text:p>
          </draw:text-box>
        </draw:frame>
        <draw:frame draw:style-name="gr8" draw:text-style-name="P5" draw:layer="layout" svg:width="1.162cm" svg:height="0.462cm" svg:x="15.386cm" svg:y="6.611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16.857cm" svg:y="6.611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12.181cm 10.832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12.982cm 8.606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13.887cm" svg:y="7.672cm">
          <draw:text-box>
            <text:p text:style-name="P4"><text:span text:style-name="T3">182</text:span></text:p>
          </draw:text-box>
        </draw:frame>
        <draw:frame draw:style-name="gr12" draw:text-style-name="P7" draw:layer="layout" svg:width="0.629cm" svg:height="0.738cm" svg:x="15.644cm" svg:y="7.672cm">
          <draw:text-box>
            <text:p text:style-name="P4"><text:span text:style-name="T3">36</text:span></text:p>
          </draw:text-box>
        </draw:frame>
        <draw:frame draw:style-name="gr12" draw:text-style-name="P7" draw:layer="layout" svg:width="0.629cm" svg:height="0.738cm" svg:x="17.25cm" svg:y="7.714cm">
          <draw:text-box>
            <text:p text:style-name="P4"><text:span text:style-name="T3">22</text:span></text:p>
          </draw:text-box>
        </draw:frame>
        <draw:frame draw:style-name="gr8" draw:text-style-name="P5" draw:layer="layout" svg:width="1.162cm" svg:height="0.462cm" draw:transform="rotate (1.5707963267949) translate (12.982cm 10.158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14.042cm" svg:y="9.273cm">
          <draw:text-box>
            <text:p text:style-name="P4"><text:span text:style-name="T3">26</text:span></text:p>
          </draw:text-box>
        </draw:frame>
        <draw:frame draw:style-name="gr11" draw:text-style-name="P7" draw:layer="layout" svg:width="0.942cm" svg:height="0.738cm" svg:x="15.485cm" svg:y="9.273cm">
          <draw:text-box>
            <text:p text:style-name="P4"><text:span text:style-name="T3">163</text:span></text:p>
          </draw:text-box>
        </draw:frame>
        <draw:frame draw:style-name="gr12" draw:text-style-name="P7" draw:layer="layout" svg:width="0.629cm" svg:height="0.738cm" svg:x="17.242cm" svg:y="9.273cm">
          <draw:text-box>
            <text:p text:style-name="P4"><text:span text:style-name="T3">51</text:span></text:p>
          </draw:text-box>
        </draw:frame>
        <draw:frame draw:style-name="gr9" draw:text-style-name="P5" draw:layer="layout" svg:width="1.386cm" svg:height="0.462cm" draw:transform="rotate (1.5707963267949) translate (12.982cm 11.883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14.042cm" svg:y="10.871cm">
          <draw:text-box>
            <text:p text:style-name="P4"><text:span text:style-name="T3">18</text:span></text:p>
          </draw:text-box>
        </draw:frame>
        <draw:frame draw:style-name="gr12" draw:text-style-name="P7" draw:layer="layout" svg:width="0.629cm" svg:height="0.738cm" svg:x="15.644cm" svg:y="10.871cm">
          <draw:text-box>
            <text:p text:style-name="P4"><text:span text:style-name="T3">39</text:span></text:p>
          </draw:text-box>
        </draw:frame>
        <draw:frame draw:style-name="gr11" draw:text-style-name="P7" draw:layer="layout" svg:width="0.942cm" svg:height="0.738cm" svg:x="17.123cm" svg:y="10.855cm">
          <draw:text-box>
            <text:p text:style-name="P4"><text:span text:style-name="T3">183</text:span></text:p>
          </draw:text-box>
        </draw:frame>
        <draw:polygon draw:style-name="gr1" draw:text-style-name="P1" draw:layer="layout" svg:width="1.602cm" svg:height="1.601cm" svg:x="26.461cm" svg:y="7.184cm" svg:viewBox="0 0 1603 1602" draw:points="0,1602 1603,1602 1603,0 0,0">
          <text:p/>
        </draw:polygon>
        <draw:polygon draw:style-name="gr2" draw:text-style-name="P2" draw:layer="layout" svg:width="3.2cm" svg:height="1.601cm" svg:x="28.059cm" svg:y="7.184cm" svg:viewBox="0 0 3201 1602" draw:points="0,1602 3201,1602 3201,0 0,0">
          <text:p/>
        </draw:polygon>
        <draw:polygon draw:style-name="gr2" draw:text-style-name="P2" draw:layer="layout" svg:width="1.602cm" svg:height="1.601cm" svg:x="26.461cm" svg:y="8.782cm" svg:viewBox="0 0 1603 1602" draw:points="0,1602 1603,1602 1603,0 0,0">
          <text:p/>
        </draw:polygon>
        <draw:polygon draw:style-name="gr3" draw:text-style-name="P1" draw:layer="layout" svg:width="1.602cm" svg:height="1.601cm" svg:x="28.059cm" svg:y="8.782cm" svg:viewBox="0 0 1603 1602" draw:points="0,1602 1603,1602 1603,0 0,0">
          <text:p/>
        </draw:polygon>
        <draw:polygon draw:style-name="gr2" draw:text-style-name="P2" draw:layer="layout" svg:width="1.602cm" svg:height="1.601cm" svg:x="29.657cm" svg:y="8.782cm" svg:viewBox="0 0 1603 1602" draw:points="0,1602 1603,1602 1603,0 0,0">
          <text:p/>
        </draw:polygon>
        <draw:polygon draw:style-name="gr2" draw:text-style-name="P2" draw:layer="layout" svg:width="3.2cm" svg:height="1.601cm" svg:x="26.461cm" svg:y="10.38cm" svg:viewBox="0 0 3201 1602" draw:points="0,1602 3201,1602 3201,0 0,0">
          <text:p/>
        </draw:polygon>
        <draw:polygon draw:style-name="gr1" draw:text-style-name="P1" draw:layer="layout" svg:width="1.602cm" svg:height="1.601cm" svg:x="29.657cm" svg:y="10.38cm" svg:viewBox="0 0 1603 1602" draw:points="0,1602 1603,1602 1603,0 0,0">
          <text:p/>
        </draw:polygon>
        <draw:line draw:style-name="gr4" draw:text-style-name="P3" draw:layer="layout" svg:x1="26.461cm" svg:y1="7.187cm" svg:x2="31.262cm" svg:y2="7.187cm">
          <text:p/>
        </draw:line>
        <draw:line draw:style-name="gr4" draw:text-style-name="P3" draw:layer="layout" svg:x1="26.461cm" svg:y1="8.785cm" svg:x2="31.262cm" svg:y2="8.785cm">
          <text:p/>
        </draw:line>
        <draw:line draw:style-name="gr4" draw:text-style-name="P3" draw:layer="layout" svg:x1="26.461cm" svg:y1="10.383cm" svg:x2="31.262cm" svg:y2="10.383cm">
          <text:p/>
        </draw:line>
        <draw:line draw:style-name="gr4" draw:text-style-name="P3" draw:layer="layout" svg:x1="26.461cm" svg:y1="11.985cm" svg:x2="31.262cm" svg:y2="11.985cm">
          <text:p/>
        </draw:line>
        <draw:line draw:style-name="gr4" draw:text-style-name="P3" draw:layer="layout" svg:x1="26.464cm" svg:y1="7.187cm" svg:x2="26.464cm" svg:y2="11.985cm">
          <text:p/>
        </draw:line>
        <draw:line draw:style-name="gr4" draw:text-style-name="P3" draw:layer="layout" svg:x1="28.063cm" svg:y1="7.187cm" svg:x2="28.063cm" svg:y2="11.985cm">
          <text:p/>
        </draw:line>
        <draw:line draw:style-name="gr4" draw:text-style-name="P3" draw:layer="layout" svg:x1="29.661cm" svg:y1="7.187cm" svg:x2="29.661cm" svg:y2="11.985cm">
          <text:p/>
        </draw:line>
        <draw:line draw:style-name="gr4" draw:text-style-name="P3" draw:layer="layout" svg:x1="31.262cm" svg:y1="7.187cm" svg:x2="31.262cm" svg:y2="11.985cm">
          <text:p/>
        </draw:line>
        <draw:frame draw:style-name="gr6" draw:text-style-name="P6" draw:layer="layout" svg:width="3.355cm" svg:height="0.568cm" svg:x="27.298cm" svg:y="5.81cm">
          <draw:text-box>
            <text:p text:style-name="P4"><text:span text:style-name="T2">Predicted </text:span><text:span text:style-name="T2">value</text:span></text:p>
          </draw:text-box>
        </draw:frame>
        <draw:frame draw:style-name="gr7" draw:text-style-name="P5" draw:layer="layout" svg:width="1.23cm" svg:height="0.462cm" svg:x="26.645cm" svg:y="6.611cm">
          <draw:text-box>
            <text:p text:style-name="P4"><text:span text:style-name="T1">Positive</text:span></text:p>
          </draw:text-box>
        </draw:frame>
        <draw:frame draw:style-name="gr8" draw:text-style-name="P5" draw:layer="layout" svg:width="1.162cm" svg:height="0.462cm" svg:x="28.292cm" svg:y="6.611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29.763cm" svg:y="6.611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25.087cm 10.832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25.888cm 8.606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26.793cm" svg:y="7.672cm">
          <draw:text-box>
            <text:p text:style-name="P4"><text:span text:style-name="T3">194</text:span></text:p>
          </draw:text-box>
        </draw:frame>
        <draw:frame draw:style-name="gr12" draw:text-style-name="P7" draw:layer="layout" svg:width="0.629cm" svg:height="0.738cm" svg:x="28.55cm" svg:y="7.672cm">
          <draw:text-box>
            <text:p text:style-name="P4"><text:span text:style-name="T3">33</text:span></text:p>
          </draw:text-box>
        </draw:frame>
        <draw:frame draw:style-name="gr12" draw:text-style-name="P7" draw:layer="layout" svg:width="0.629cm" svg:height="0.738cm" svg:x="30.156cm" svg:y="7.714cm">
          <draw:text-box>
            <text:p text:style-name="P4"><text:span text:style-name="T3">13</text:span></text:p>
          </draw:text-box>
        </draw:frame>
        <draw:frame draw:style-name="gr8" draw:text-style-name="P5" draw:layer="layout" svg:width="1.162cm" svg:height="0.462cm" draw:transform="rotate (1.5707963267949) translate (25.888cm 10.158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26.948cm" svg:y="9.273cm">
          <draw:text-box>
            <text:p text:style-name="P4"><text:span text:style-name="T3">50</text:span></text:p>
          </draw:text-box>
        </draw:frame>
        <draw:frame draw:style-name="gr11" draw:text-style-name="P7" draw:layer="layout" svg:width="0.942cm" svg:height="0.738cm" svg:x="28.391cm" svg:y="9.273cm">
          <draw:text-box>
            <text:p text:style-name="P4"><text:span text:style-name="T3">14</text:span><text:span text:style-name="T3">2</text:span></text:p>
          </draw:text-box>
        </draw:frame>
        <draw:frame draw:style-name="gr12" draw:text-style-name="P7" draw:layer="layout" svg:width="0.629cm" svg:height="0.738cm" svg:x="30.148cm" svg:y="9.273cm">
          <draw:text-box>
            <text:p text:style-name="P4"><text:span text:style-name="T3">48</text:span></text:p>
          </draw:text-box>
        </draw:frame>
        <draw:frame draw:style-name="gr9" draw:text-style-name="P5" draw:layer="layout" svg:width="1.386cm" svg:height="0.462cm" draw:transform="rotate (1.5707963267949) translate (25.888cm 11.883cm)">
          <draw:text-box>
            <text:p text:style-name="P4"><text:span text:style-name="T1">Ne</text:span><text:span text:style-name="T1">gat</text:span><text:span text:style-name="T1">ive</text:span></text:p>
          </draw:text-box>
        </draw:frame>
        <draw:frame draw:style-name="gr12" draw:text-style-name="P7" draw:layer="layout" svg:width="0.629cm" svg:height="0.738cm" svg:x="26.948cm" svg:y="10.871cm">
          <draw:text-box>
            <text:p text:style-name="P4"><text:span text:style-name="T3">33</text:span></text:p>
          </draw:text-box>
        </draw:frame>
        <draw:frame draw:style-name="gr12" draw:text-style-name="P7" draw:layer="layout" svg:width="0.629cm" svg:height="0.738cm" svg:x="28.55cm" svg:y="10.871cm">
          <draw:text-box>
            <text:p text:style-name="P4"><text:span text:style-name="T3">36</text:span></text:p>
          </draw:text-box>
        </draw:frame>
        <draw:frame draw:style-name="gr11" draw:text-style-name="P7" draw:layer="layout" svg:width="0.942cm" svg:height="0.738cm" svg:x="30.029cm" svg:y="10.855cm">
          <draw:text-box>
            <text:p text:style-name="P4"><text:span text:style-name="T3">171</text:span></text:p>
          </draw:text-box>
        </draw:frame>
        <draw:frame draw:style-name="gr13" draw:text-style-name="P8" draw:layer="layout" svg:width="3.135cm" svg:height="0.937cm" svg:x="14.586cm" svg:y="2.587cm">
          <draw:text-box>
            <text:p>Before fs</text:p>
          </draw:text-box>
        </draw:frame>
        <draw:frame draw:style-name="gr13" draw:text-style-name="P8" draw:layer="layout" svg:width="2.618cm" svg:height="0.937cm" svg:x="26.992cm" svg:y="2.889cm">
          <draw:text-box>
            <text:p>After 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23:16:51.924976035</dc:date>
    <meta:editing-duration>PT24M29S</meta:editing-duration>
    <meta:editing-cycles>11</meta:editing-cycles>
    <meta:generator>LibreOffice/6.0.7.3$Linux_X86_64 LibreOffice_project/00m0$Build-3</meta:generator>
    <meta:document-statistic meta:object-count="67"/>
  </office:meta>
</office:document-meta>
</file>